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Я стою в центре того, что называется адом. Мириады песчинок, гонимые штормом, ранят словно кинжалы. Вокруг не видно ни зги. Кажется, что «красный ветер» уничтожил всё. <text:s/>Джонатан истекает кровью. Его рука неестественно вывернута, а голова безвольно повисла. Я чувствую его боль. </text:p>
      <text:p text:style-name="P1">Арнольд скорчился рядом, тело сведено судорогой. Я соединяю провода тянущиеся от его тела к крохотной коробочке с указанной частотой. Сомкнуть. Задержать. Размокнуть. Ритм должен продолжаться, иначе надежды нет.</text:p>
      <text:p text:style-name="P1"/>
      <text:p text:style-name="P1">Чёртовы дикари. Они танцевали под барабаны, топая босыми ногами. Хлопок. Пауза. Подскок. Удар пяткой оземь. </text:p>
      <text:p text:style-name="P1"/>
      <text:p text:style-name="P1">Брат Джим. Этот говнюк не дожил до своего вознесения. Ему повезло. Когда он пел, паства хлопала. В том же ритме. Хлопок. Задержать сведённые вместе руки, раскачиваясь из стороны в сторону. Разомкнуть ладони. </text:p>
      <text:p text:style-name="P1">«Ваша песня должна продолжаться!» - кричал он.</text:p>
      <text:p text:style-name="P1">Но его песня спета. </text:p>
      <text:p text:style-name="P1">Кажется моя тоже подходит к концу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27T18:33:25.87</meta:creation-date>
    <dc:date>2021-03-30T23:07:09.97</dc:date>
    <meta:editing-duration>PT36M7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1" meta:paragraph-count="7" meta:word-count="133" meta:character-count="905"/>
  </office:meta>
</office:document-meta>
</file>